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898cm" fo:margin-left="0.042cm" fo:margin-right="0.06cm" table:align="margins" style:writing-mode="lr-tb"/>
    </style:style>
    <style:style style:name="Taula1.A" style:family="table-column">
      <style:table-column-properties style:column-width="3.57cm" style:rel-column-width="13844*"/>
    </style:style>
    <style:style style:name="Taula1.B" style:family="table-column">
      <style:table-column-properties style:column-width="3.605cm" style:rel-column-width="13983*"/>
    </style:style>
    <style:style style:name="Taula1.C" style:family="table-column">
      <style:table-column-properties style:column-width="9.723cm" style:rel-column-width="37708*"/>
    </style:style>
    <style:style style:name="Taula1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3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4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6" style:family="paragraph" style:parent-style-name="Standard"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_20__28_Web_29_">
      <style:paragraph-properties fo:margin-top="0cm" fo:margin-bottom="0cm" fo:text-align="center" style:justify-single-word="false" fo:orphans="2" fo:widows="2" fo:background-color="#c0c0c0" style:writing-mode="lr-tb">
        <style:background-image/>
      </style:paragraph-properties>
      <style:text-properties fo:color="#000000" fo:font-size="11pt" fo:language="ca" fo:country="ES" fo:font-weight="bold" fo:background-color="transparent" style:font-name-asian="Times New Roman" style:font-size-asian="11pt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9">Apartat G - Planificació</text:p>
      <text:p text:style-name="P6"/>
      <text:p text:style-name="P7">No hem tingut problemes amb la planificació del projecte. Hem complert amb el temps marcat i per tant creiem que la vam realitzar correctament. </text:p>
      <text:p text:style-name="P7"/>
      <text:p text:style-name="P7">Vam crear la planificació basant-nos en les entregues de les diferents EAC perquè aquestes ja anaven marcant el camí que havíem de seguir per desenvolupar el nostre treball, i com que teníem bastant clar el que volíem fer només vam haver de repartir el temps de la millor forma possible. </text:p>
      <text:p text:style-name="P7"/>
      <text:p text:style-name="P7">A més ens marcàvem una setmana límit abans de la entrega de forma que poguéssim afrontar amb calma les entregues i poder solucionar els problemes que anéssin sorgint, encara que això no sempre s'ha pogut complir.</text:p>
      <text:p text:style-name="P7"/>
      <text:p text:style-name="P7">De totes formes hem seguit bastant la líniea que ens vam marcar al començament.</text:p>
      <text:h text:style-name="P8" text:outline-level="2">Control de canvis</text:h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2">Data</text:p>
          </table:table-cell>
          <table:table-cell table:style-name="Taula1.A1" office:value-type="string">
            <text:p text:style-name="P2">Modificat per:</text:p>
          </table:table-cell>
          <table:table-cell table:style-name="Taula1.C1" office:value-type="string">
            <text:p text:style-name="P2">Modificacions</text:p>
          </table:table-cell>
        </table:table-row>
        <table:table-row>
          <table:table-cell table:style-name="Taula1.A2" office:value-type="date" office:date-value="2011-12-20">
            <text:p text:style-name="P4">20/12/11</text:p>
          </table:table-cell>
          <table:table-cell table:style-name="Taula1.B2" office:value-type="string">
            <text:p text:style-name="P4">Héctor Costa</text:p>
          </table:table-cell>
          <table:table-cell table:style-name="Taula1.C2" office:value-type="string">
            <text:p text:style-name="P3">Edició inicial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– Comentari planificac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2-20T15:51:15.44</dc:date>
    <meta:editing-duration>PT1H43M4S</meta:editing-duration>
    <meta:editing-cycles>32</meta:editing-cycles>
    <meta:generator>OpenOffice.org/3.3$Win32 OpenOffice.org_project/330m20$Build-9567</meta:generator>
    <meta:document-statistic meta:table-count="1" meta:image-count="0" meta:object-count="0" meta:page-count="2" meta:paragraph-count="13" meta:word-count="145" meta:character-count="870"/>
  </office:meta>
</office:document-meta>
</file>